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d7" draw:fill="solid" draw:fill-color="#ffffd7" draw:textarea-horizontal-align="justify" draw:textarea-vertical-align="top" draw:auto-grow-height="false" fo:min-height="2.924cm" fo:min-width="6.167cm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3.242cm" fo:min-width="2.993cm"/>
      <style:paragraph-properties style:writing-mode="lr-tb"/>
    </style:style>
    <style:style style:name="gr3" style:family="graphic" style:parent-style-name="objectwithoutfill">
      <style:graphic-properties svg:stroke-width="0.035cm" draw:marker-start="Arrowheads_20_10" draw:marker-start-width="0.3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2.29cm" fo:min-width="6.485cm"/>
      <style:paragraph-properties style:writing-mode="lr-tb"/>
    </style:style>
    <style:style style:name="gr5" style:family="graphic" style:parent-style-name="objectwithoutfill">
      <style:graphic-properties draw:marker-start="Arrowheads_20_10" draw:marker-end="Arrowheads_20_3" draw:fill="none" draw:textarea-vertical-align="middle"/>
    </style:style>
    <style:style style:name="gr6" style:family="graphic" style:parent-style-name="standard">
      <style:graphic-properties draw:fill-color="#ffffd7" draw:textarea-horizontal-align="justify" draw:textarea-vertical-align="top" draw:auto-grow-height="false" fo:min-height="2.925cm" fo:min-width="6.802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2.608cm" fo:min-width="5.532cm"/>
      <style:paragraph-properties style:writing-mode="lr-tb"/>
    </style:style>
    <style:style style:name="gr8" style:family="graphic" style:parent-style-name="objectwithoutfill">
      <style:graphic-properties svg:stroke-width="0.035cm" draw:marker-start="Arrowheads_20_10" draw:marker-start-width="0.252cm" draw:marker-end="Arrowheads_20_10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2.29cm" fo:min-width="5.85cm"/>
      <style:paragraph-properties style:writing-mode="lr-tb"/>
    </style:style>
    <style:style style:name="gr10" style:family="graphic" style:parent-style-name="objectwithoutfill">
      <style:graphic-properties draw:marker-start="Arrowheads_20_10" draw:marker-end="Arrowheads_20_10" draw:fill="none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d7"/>
      <style:paragraph-properties fo:text-align="start" style:writing-mode="lr-tb"/>
    </style:style>
    <style:style style:name="P3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-color="#ffffd7"/>
      <style:paragraph-properties fo:text-align="start" style:writing-mode="lr-tb"/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  <style:text-properties fo:font-weight="bold" style:font-weight-asian="bold" style:font-weight-complex="bold"/>
    </style:style>
    <style:style style:name="P7" style:family="paragraph">
      <loext:graphic-properties draw:fill-color="#ffffd7"/>
      <style:paragraph-properties fo:text-align="start" style:writing-mode="lr-tb"/>
      <style:text-properties fo:font-weight="bold" style:font-weight-asian="bold" style:font-weight-complex="bold"/>
    </style:style>
    <style:style style:name="P8" style:family="paragraph">
      <loext:graphic-properties draw:fill-color="#ffffd7"/>
      <style:paragraph-properties fo:text-align="start" style:writing-mode="lr-tb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67cm" svg:height="3.174cm" svg:x="1.635cm" svg:y="1.617cm">
          <text:p text:style-name="P1"><text:span text:style-name="T1">user</text:span></text:p>
          <text:p text:style-name="P1"><text:span text:style-name="T2">id: pk</text:span></text:p>
          <text:p text:style-name="P1"><text:span text:style-name="T2">external_id: UUID unique not null</text:span></text:p>
          <text:p text:style-name="P1"><text:span text:style-name="T2">name_id: fk</text:span></text:p>
          <text:p text:style-name="P1"><text:span text:style-name="T2">username: string not null</text:span></text:p>
          <text:p text:style-name="P1"><text:span text:style-name="T2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493cm" svg:height="3.492cm" svg:x="3.539cm" svg:y="8.303cm">
          <text:p text:style-name="P3"><text:span text:style-name="T1">story</text:span></text:p>
          <text:p text:style-name="P3"><text:span text:style-name="T3">id: pk</text:span></text:p>
          <text:p text:style-name="P3"><text:span text:style-name="T3">user: fk</text:span></text:p>
          <text:p text:style-name="P3"><text:span text:style-name="T3">name: string</text:span></text:p>
          <text:p text:style-name="P3"><text:span text:style-name="T3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968cm" svg:y1="4.791cm" svg:x2="5.285cm" svg:y2="8.303cm" draw:start-shape="id1" draw:start-glue-point="2" draw:end-shape="id2" svg:d="M4968 4791v1756h317v1756" svg:viewBox="0 0 318 3513">
          <text:p/>
        </draw:connector>
        <draw:custom-shape draw:style-name="gr4" draw:text-style-name="P7" xml:id="id3" draw:id="id3" draw:layer="layout" svg:width="6.985cm" svg:height="2.54cm" svg:x="9.255cm" svg:y="8.77cm">
          <text:p text:style-name="P6"><text:span text:style-name="T5">frame</text:span></text:p>
          <text:p text:style-name="P6"><text:span text:style-name="T6">id: pk</text:span></text:p>
          <text:p text:style-name="P6"><text:span text:style-name="T6">story: fk</text:span></text:p>
          <text:p text:style-name="P6"><text:span text:style-name="T6">order: number, unique per fram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7.032cm" svg:y1="10.049cm" svg:x2="9.255cm" svg:y2="10.04cm" draw:start-shape="id2" draw:start-glue-point="1" draw:end-shape="id3" draw:end-glue-point="3" svg:d="M7032 10049c1666 0 555-9 2223-9" svg:viewBox="0 0 2224 10">
          <text:p/>
        </draw:connector>
        <draw:custom-shape draw:style-name="gr6" draw:text-style-name="P7" xml:id="id4" draw:id="id4" draw:layer="layout" svg:width="7.302cm" svg:height="3.175cm" svg:x="9.128cm" svg:y="14.97cm">
          <text:p text:style-name="P6"><text:span text:style-name="T5">layer</text:span></text:p>
          <text:p text:style-name="P6"><text:span text:style-name="T6">id: pk</text:span></text:p>
          <text:p text:style-name="P6"><text:span text:style-name="T6">frame: fk</text:span></text:p>
          <text:p text:style-name="P6"><text:span text:style-name="T6">image: fk</text:span></text:p>
          <text:p text:style-name="P6"><text:span text:style-name="T6">order: number, unique per fram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2.747cm" svg:y1="11.31cm" svg:x2="12.779cm" svg:y2="14.97cm" draw:start-shape="id3" draw:start-glue-point="2" draw:end-shape="id4" draw:end-glue-point="0" svg:d="M12747 11310c0 2745 32 915 32 3660" svg:viewBox="0 0 33 3661">
          <text:p/>
        </draw:connector>
        <draw:custom-shape draw:style-name="gr7" draw:text-style-name="P7" xml:id="id5" draw:id="id5" draw:layer="layout" svg:width="6.032cm" svg:height="2.858cm" svg:x="12.112cm" svg:y="1.762cm">
          <text:p text:style-name="P6"><text:span text:style-name="T5">name</text:span></text:p>
          <text:p text:style-name="P6"><text:span text:style-name="T6">id: pk</text:span></text:p>
          <text:p text:style-name="P6"><text:span text:style-name="T6">first_name: string</text:span></text:p>
          <text:p text:style-name="P6"><text:span text:style-name="T6">last_name: string</text:span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8.302cm" svg:y1="3.204cm" svg:x2="12.112cm" svg:y2="3.191cm" draw:start-shape="id1" draw:start-glue-point="1" draw:end-shape="id5" draw:end-glue-point="3" svg:d="M8302 3204c2857 0 953-13 3810-13" svg:viewBox="0 0 3811 14">
          <text:p/>
        </draw:connector>
        <draw:custom-shape draw:style-name="gr9" draw:text-style-name="P8" xml:id="id6" draw:id="id6" draw:layer="layout" svg:width="6.35cm" svg:height="2.54cm" svg:x="1.635cm" svg:y="18.145cm">
          <text:p text:style-name="P1"><text:span text:style-name="T5">image</text:span></text:p>
          <text:p text:style-name="P1"><text:span text:style-name="T7">id: pk</text:span></text:p>
          <text:p text:style-name="P1"><text:span text:style-name="T7">data: bytes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curve" svg:x1="9.128cm" svg:y1="16.557cm" svg:x2="4.81cm" svg:y2="18.145cm" draw:start-shape="id4" draw:start-glue-point="3" draw:end-shape="id6" draw:end-glue-point="0" svg:d="M9128 16557c-2879 0-4318 529-4318 1588" svg:viewBox="0 0 4319 15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38 40" svg:d="M19 40h1v-40h-2v40zM20 40h-20v-2h20zM18 40h20v-2h-20zM20 22h-20v-2h20zM18 22h20v-2h-20z"/>
    <draw:marker draw:name="Arrowheads_20_3" draw:display-name="Arrowheads 3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16:39:34.528275850</meta:creation-date>
    <dc:date>2022-10-07T09:11:32.468943020</dc:date>
    <meta:editing-duration>P2DT13M7S</meta:editing-duration>
    <meta:editing-cycles>6</meta:editing-cycles>
    <meta:generator>LibreOffice/7.0.4.2$Linux_AARCH64 LibreOffice_project/00$Build-2</meta:generator>
    <meta:document-statistic meta:object-count="11"/>
  </office:meta>
</office:document-meta>
</file>